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language="es" fo:country="ES" style:text-underline-style="none" fo:font-weight="normal" officeooo:rsid="000ae3db" officeooo:paragraph-rsid="00062b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1" fo:font-size="14pt" fo:language="es" fo:country="ES" style:text-underline-style="none" fo:font-weight="normal" officeooo:rsid="00062bde" officeooo:paragraph-rsid="00062bd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Arial1" fo:font-size="14pt" fo:language="es" fo:country="ES" style:text-underline-style="none" fo:font-weight="normal" officeooo:rsid="000ae5fd" officeooo:paragraph-rsid="000ae5f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Arial1" fo:font-size="14pt" fo:language="es" fo:country="ES" style:text-underline-style="none" fo:font-weight="normal" officeooo:rsid="000c082e" officeooo:paragraph-rsid="000c082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1" fo:font-size="14pt" fo:language="es" fo:country="ES" style:text-underline-style="none" fo:font-weight="normal" officeooo:rsid="0015a89c" officeooo:paragraph-rsid="0015a89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1" fo:font-size="14pt" fo:language="es" fo:country="ES" style:text-underline-style="none" fo:font-weight="normal" officeooo:rsid="0018348c" officeooo:paragraph-rsid="00225dd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1" fo:font-size="14pt" fo:language="es" fo:country="ES" style:text-underline-style="none" fo:font-weight="normal" officeooo:rsid="00238ad1" officeooo:paragraph-rsid="00238ad1"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fo:language="es" fo:country="ES" officeooo:paragraph-rsid="000604e2"/>
    </style:style>
    <style:style style:name="P12" style:family="paragraph" style:parent-style-name="Footnote">
      <style:text-properties officeooo:paragraph-rsid="001e22df"/>
    </style:style>
    <style:style style:name="P13" style:family="paragraph" style:parent-style-name="Standard">
      <style:paragraph-properties fo:text-align="start" style:justify-single-word="false"/>
      <style:text-properties style:font-name="Arial1" fo:font-size="12pt" fo:language="es" fo:country="ES" style:text-underline-style="none" fo:font-weight="normal" officeooo:rsid="000c082e" officeooo:paragraph-rsid="000c082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language="es" fo:country="ES" style:text-underline-style="none" fo:font-weight="normal" officeooo:rsid="00113d3f" officeooo:paragraph-rsid="00113d3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language="es" fo:country="ES" style:text-underline-style="none" fo:font-weight="normal" officeooo:rsid="00140578" officeooo:paragraph-rsid="001405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language="es" fo:country="ES" style:text-underline-style="none" fo:font-weight="normal" officeooo:rsid="00173fa5" officeooo:paragraph-rsid="0015a89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language="es" fo:country="ES" style:text-underline-style="none" fo:font-weight="normal" officeooo:rsid="0020b1e4" officeooo:paragraph-rsid="00238ad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language="es" fo:country="ES" style:text-underline-style="none" fo:font-weight="normal" officeooo:rsid="001f0178" officeooo:paragraph-rsid="001f017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language="es" fo:country="ES" style:text-underline-style="none" fo:font-weight="normal" officeooo:rsid="00257653" officeooo:paragraph-rsid="0025765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language="es" fo:country="ES" style:text-underline-style="none" fo:font-weight="normal" officeooo:rsid="002751c9" officeooo:paragraph-rsid="002751c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language="es" fo:country="ES" style:text-underline-style="none" fo:font-weight="normal" officeooo:rsid="002f95aa" officeooo:paragraph-rsid="002f95a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language="es" fo:country="ES" style:text-underline-style="none" fo:font-weight="normal" officeooo:rsid="002ff498" officeooo:paragraph-rsid="002ff49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language="es" fo:country="ES" style:text-underline-style="none" fo:font-weight="normal" officeooo:rsid="0031daf5" officeooo:paragraph-rsid="0034de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language="es" fo:country="ES" style:text-underline-style="none" fo:font-weight="bold" officeooo:rsid="002f95aa" officeooo:paragraph-rsid="002f95aa"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0c3f0" style:font-size-asian="10.5pt" style:font-size-complex="12pt"/>
    </style:style>
    <style:style style:name="T13" style:family="text">
      <style:text-properties fo:font-size="12pt" officeooo:rsid="002737fe" style:font-size-asian="10.5pt" style:font-size-complex="12pt"/>
    </style:style>
    <style:style style:name="T14" style:family="text">
      <style:text-properties style:font-name="Arial1" fo:font-size="12pt" style:text-underline-style="none" fo:font-weight="normal" officeooo:rsid="000604e2" style:font-size-asian="10.5pt" style:font-weight-asian="normal" style:font-size-complex="12pt" style:font-weight-complex="normal"/>
    </style:style>
    <style:style style:name="T15" style:family="text">
      <style:text-properties style:font-name="Arial1" fo:font-size="12pt" style:text-underline-style="none" fo:font-weight="normal" officeooo:rsid="0007db7b" style:font-size-asian="10.5pt" style:font-weight-asian="normal" style:font-size-complex="12pt" style:font-weight-complex="normal"/>
    </style:style>
    <style:style style:name="T16" style:family="text">
      <style:text-properties officeooo:rsid="001e22df"/>
    </style:style>
    <style:style style:name="T17" style:family="text">
      <style:text-properties officeooo:rsid="002737fe"/>
    </style:style>
    <style:style style:name="T18" style:family="text">
      <style:text-properties style:font-name="Arial"/>
    </style:style>
    <style:style style:name="T19" style:family="text">
      <style:text-properties style:font-name="Arial" officeooo:rsid="0031daf5"/>
    </style:style>
    <style:style style:name="T20" style:family="text">
      <style:text-properties style:font-name="Arial" officeooo:rsid="0031daf5" style:font-name-asian="Arial" style:font-name-complex="Arial"/>
    </style:style>
    <style:style style:name="T21" style:family="text">
      <style:text-properties officeooo:rsid="0027ee61"/>
    </style:style>
    <style:style style:name="T22" style:family="text">
      <style:text-properties officeooo:rsid="002aa8d9"/>
    </style:style>
    <style:style style:name="T23" style:family="text">
      <style:text-properties officeooo:rsid="0031daf5"/>
    </style:style>
    <style:style style:name="T24" style:family="text">
      <style:text-properties officeooo:rsid="0033b0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4">Alejandro D</text:span><text:span text:style-name="T15">omí</text:span><text:span text:style-name="T14">nguez </text:span></text:p>
      <text:p text:style-name="P1">Miguel Ángel Muñoz</text:p>
      <text:p text:style-name="P4">Práctica de Algorítmica (Primavera 2017)</text:p>
      <text:p text:style-name="P2"/>
      <text:p text:style-name="P5"><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text:span><text:span text:style-name="T13">faccionaria</text:span><text:span text:style-name="T5"> de la clave por A. Este resultado módulo el tamaño del filtro indica la posición en el filtro que ha de ponerse a 1. </text:span></text:p>
      <text:p text:style-name="P3"/>
      <text:p text:style-name="P6"><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7"><text:span text:style-name="T5">O</text:span><text:span text:style-name="T1">bviamente esto puede convertirse rápidamente en un número muy grande, O(62^n) para una clave de tamaño n, así que el tamaño de las claves será limitado.</text:span></text:p>
      <text:p text:style-name="P13"/>
      <text:p text:style-name="P14">Este problema pudimos reducirlo en cierta medida haciendo nuestro programa “case insensitive”, considerando sólo 36 símbolos y reduciendo nuestra base a 36.</text:p>
      <text:p text:style-name="P14"/>
      <text:p text:style-name="P15">Aún así, para números que deberían ser fácilmente tratables con doubles, del orden de 10^25, teníamos que el producto de la clave por A nos estaba dando cero, cosa que no pasaba para la clave “MiguelAngel”, pero sí para “MiguelAngelMunoz”. </text:p>
      <text:p text:style-name="P15"/>
      <text:p text:style-name="P8"><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1" text:note-class="footnote"><text:note-citation>1</text:note-citation><text:note-body><text:p text:style-name="P12"><text:a xlink:type="simple" xlink:href="http://gmplib.org/" text:style-name="Internet_20_link" text:visited-style-name="Visited_20_Internet_20_Link"><text:span text:style-name="T16">http://gmplib.org/</text:span></text:a></text:p></text:note-body></text:note></text:span><text:span text:style-name="T1">. </text:span><text:span text:style-name="T6">Utilizando esta librería conseguimos solucionar los problemas y generar las funciones de hash que necesitábamos muy rápido.</text:span></text:p>
      <text:p text:style-name="P16"/>
      <text:p text:style-name="P9"><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text:span></text:p>
      <text:p text:style-name="P17"/>
      <text:p text:style-name="P10"><text:span text:style-name="T11">P</text:span><text:span text:style-name="T1">ara utilizar la encriptación SHA-256 hemos buscado en internet una implementación y la hemos utilizado tras probar que funcionara.</text:span></text:p>
      <text:p text:style-name="P18"/>
      <text:p text:style-name="P18"/>
      <text:p text:style-name="P18"/>
      <text:p text:style-name="P20">Midiendo el tiempo que nuestro algoritmo tarda en añadir <text:span text:style-name="T21">una clave dada</text:span> al filtro de bloom, sea encriptada con SHA o no, es del orden de 10<text:span text:style-name="T18">µ</text:span>s.</text:p>
      <text:p text:style-name="P18"/>
      <text:p text:style-name="P19"><text:soft-page-break/>A priori, probando unas pocas combinaciones, no parecía que hubiese una diferencia significativa entre hashear las claves encriptadas con SHA-256 o sin, si <text:span text:style-name="T17">usábamos</text:span> palabras sin sentido con cierta aleatoriedad. Nuestro primer test fue coger una lista de nombres, en concreto los 2<text:span text:style-name="T22">0</text:span>0 nombres más populares en <text:span text:style-name="T17">España</text:span>, <text:span text:style-name="T17">y probar varios filtros de bloom y búsquedas con estas claves. Realizamos una búsqueda de 40 claves sin sentido, y para nuestra sorpresa, todas dieron falsos positivos; el problema radicaba en nuestra selección del número primo, daba buenos resultados para filtros pequeños, pero muy malos para filtros grandes: habíamos cometido el error de no coger primos siempre más grandes que el tamaño del bloom filter, y por ello se estaban hasheando todas las claves a un subconjunto del filtro. La siguiente prueba no produjo ningún falso positivo.</text:span></text:p>
      <text:p text:style-name="P18"/>
      <text:p text:style-name="P24">Datos del programa:</text:p>
      <text:p text:style-name="P22">Tiempo que tardamos en crear un bloom filter:</text:p>
      <text:p text:style-name="P22">Las inicializaciones tardan O(1), pero calculamos tantos primos como funciones de hash <text:span text:style-name="T23">K </text:span>nos pidan, y lo guardamos en un vector. El coste de averiguar si un número U es primo es O(<text:span text:style-name="T18">sqrt</text:span>(U)), <text:span text:style-name="T23">no sabemos cuantos números tendremos que tratar hasta conseguir K primos, pero al menos tardaremos </text:span><text:span text:style-name="T19">Ω</text:span><text:span text:style-name="T23">(K</text:span><text:span text:style-name="T20">∙</text:span><text:span text:style-name="T23">sqrt(U)).</text:span></text:p>
      <text:p text:style-name="P21"/>
      <text:p text:style-name="P21">Tiempo de añadir una clave a un filtro de bloom de tamaño M y con K funciones de hash:</text:p>
      <text:p text:style-name="P21">Tardamos O(1) en generar una función de hash <text:span text:style-name="T23">porque hemos guardado los primos antes (los usamos como módulos en el método de la multiplicación)</text:span> y O(1) en poner el bit correspondiente del bloom filter a 1. Hacemos esto K veces para cada clave, con lo que tardamos O(K).</text:p>
      <text:p text:style-name="P22">De esto se deriva que el tiempo de introducir N claves es O(NK)</text:p>
      <text:p text:style-name="P21"/>
      <text:p text:style-name="P21">Tiempo en buscar si una clave <text:span text:style-name="T23">C </text:span>pertenece probablemente al conjunto:</text:p>
      <text:p text:style-name="P22">Volvemos a generar las K funciones ya que es muy barato de hacer, <text:span text:style-name="T23">y comprobamos si los bits correspondientes a hashear C con las K funciones están activados. En el peor caso tardamos O(K).</text:span></text:p>
      <text:p text:style-name="P22"/>
      <text:p text:style-name="P23">La función de añadir que usa el método de la división tarda <text:span text:style-name="T24">también O(NK), pero nos da malos resultados en el bloom filter, así que fue descartada temprano. Está comentada dentro del programa, sin embargo.</text:span></text:p>
      <text:p text:style-name="P23"/>
      <text:p text:style-name="P23"><text:s/></text:p>
      <text:p text:style-name="P21"/>
      <text:p text:style-name="P18"/>
      <text:p text:style-name="P18"/>
      <text:p text:style-name="P18"/>
      <text:p text:style-name="P18"/>
      <text:p text:style-name="P18"/>
      <text:p text:style-name="P18"/>
      <text:p text:style-name="P18"/>
      <text:p text:style-name="P18"/>
      <text:p text:style-name="P18"/>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3T16:39:53.486618051</dc:date>
    <meta:editing-duration>PT7H30M15S</meta:editing-duration>
    <meta:editing-cycles>25</meta:editing-cycles>
    <meta:generator>LibreOffice/5.3.2.2$Linux_X86_64 LibreOffice_project/30m0$Build-2</meta:generator>
    <meta:document-statistic meta:table-count="0" meta:image-count="0" meta:object-count="0" meta:page-count="2" meta:paragraph-count="25" meta:word-count="809" meta:character-count="4905" meta:non-whitespace-character-count="4113"/>
  </office:meta>
</office:document-meta>
</file>